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0f1e36" officeooo:paragraph-rsid="000f1e36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12c25" officeooo:paragraph-rsid="00112c25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12c25" officeooo:paragraph-rsid="00112c25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2d1bf" officeooo:paragraph-rsid="0012d1bf" style:font-size-asian="12pt" style:font-size-complex="12pt"/>
    </style:style>
    <style:style style:name="P5" style:family="paragraph" style:parent-style-name="Standard">
      <style:paragraph-properties fo:margin-left="0cm" fo:margin-right="0cm" fo:margin-top="0.3cm" fo:margin-bottom="0cm" loext:contextual-spacing="false" fo:line-height="150%" fo:text-indent="0cm" style:auto-text-indent="false"/>
      <style:text-properties style:font-name="Ubuntu Mono" fo:font-size="12pt" officeooo:rsid="0012d1bf" officeooo:paragraph-rsid="0012d1bf" style:font-size-asian="12pt" style:font-size-complex="12pt"/>
    </style:style>
    <style:style style:name="T1" style:family="text">
      <style:text-properties officeooo:rsid="00112c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d1bf"/>
    </style:style>
    <style:style style:name="T4" style:family="text">
      <style:text-properties officeooo:rsid="0013b4d1"/>
    </style:style>
    <style:style style:name="T5" style:family="text">
      <style:text-properties officeooo:rsid="0013e2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<text:span text:style-name="T1">Retention and ElementType suppressed</text:span></text:p>
      <text:p text:style-name="P2">@AuthorizerClass(<text:span text:style-name="T3">ManagerAuthorizer</text:span>.class)</text:p>
      <text:p text:style-name="P2"><text:span text:style-name="T2">public</text:span> <text:span text:style-name="T2">@interface</text:span> <text:span text:style-name="T4">ManagersOnly</text:span> {</text:p>
      <text:p text:style-name="P2">}</text:p>
      <text:p text:style-name="P5">@AuthorizerClass(WithinFacilitiesAuthorizer.class)</text:p>
      <text:p text:style-name="P4"><text:span text:style-name="T2">public</text:span> <text:span text:style-name="T2">@interface</text:span> Within<text:span text:style-name="T5">HQ</text:span> {</text:p>
      <text:p text:style-name="P4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5:26.157011584</meta:creation-date>
    <dc:date>2019-01-27T21:53:14.071677597</dc:date>
    <meta:editing-duration>PT11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7" meta:character-count="192" meta:non-whitespace-character-count="182"/>
  </office:meta>
</office:document-meta>
</file>